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9808" officeooo:paragraph-rsid="00139808"/>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 funções da pasta <text:span text:style-name="T1">io, </text:span><text:span text:style-name="T2">reader e writer, são usadas para extrair o conteúdo dos e-mails vazados e alocá-lo em um arquivo javascript. A função reader lê caracter por caracter até o final do documento, separando-o em palavras. Essas palavras são colocadas em uma lista, na qual são tratadas pela função counter, utilizada para contar as repetições de cada palavra da lista enviada. É de extrema importância essa função, uma vez que os dados gerados são utilizados para gerar os gráficos e as tags clouds. Por último, essa nova lista gerada com os dados e as respectivas quantidades (número de repetições no texto) é enviada para a função writer, cuja finalidade é escrever no documento uma série de linhas com um formato específico para ser usado pelo programa. Como resultado, todas as informações são exibidas nas páginas HTML que podem ser acessadas pelo index.html na pasta report.</text:span></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18:36:13.951586373</meta:creation-date>
    <dc:date>2016-08-23T18:45:33.789143478</dc:date>
    <meta:editing-duration>P0D</meta:editing-duration>
    <meta:editing-cycles>1</meta:editing-cycles>
    <meta:document-statistic meta:table-count="0" meta:image-count="0" meta:object-count="0" meta:page-count="1" meta:paragraph-count="1" meta:word-count="147" meta:character-count="883" meta:non-whitespace-character-count="737"/>
    <meta:generator>LibreOffice/4.2.8.2$Linux_X86_64 LibreOffice_project/420m0$Build-2</meta:generator>
  </office:meta>
</office:document-meta>
</file>